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752c"/>
    </style:style>
    <style:style style:name="T1" style:family="text">
      <style:text-properties officeooo:rsid="000375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t xhr = new XMLHttpRequest(); <text:s text:c="25"/></text:p>
      <text:p text:style-name="Standard"/>
      <text:p text:style-name="Standard">let <text:span text:style-name="T1">data</text:span> = { <text:s text:c="42"/></text:p>
      <text:p text:style-name="Standard"><text:s text:c="4"/>playlistName: e.target.dataset.playlist <text:s text:c="13"/></text:p>
      <text:p text:style-name="P1">};</text:p>
      <text:p text:style-name="P1"><text:s text:c="55"/></text:p>
      <text:p text:style-name="Standard">let serialize<text:span text:style-name="T1">dData</text:span> = JSON.stringify(update); <text:s text:c="10"/></text:p>
      <text:p text:style-name="Standard"/>
      <text:p text:style-name="Standard">xhr.open("post", "/<text:span text:style-name="T1">resource</text:span>", true);</text:p>
      <text:p text:style-name="Standard">xhr.setRequestHeader("Content-Type", "application/json");</text:p>
      <text:p text:style-name="Standard">xhr.send(serialized<text:span text:style-name="T1">Data</text:span>);</text:p>
      <text:p text:style-name="Standard"/>
      <text:p text:style-name="Standard">xhr.onload = ()=&gt;{</text:p>
      <text:p text:style-name="Standard"><text:s text:c="4"/>console.log(xhr.response)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6T19:47:48.690502369</meta:creation-date>
    <meta:generator>LibreOffice/6.4.7.2$Linux_X86_64 LibreOffice_project/40$Build-2</meta:generator>
    <dc:date>2022-08-26T20:32:28.807776848</dc:date>
    <meta:editing-duration>PT44M41S</meta:editing-duration>
    <meta:editing-cycles>1</meta:editing-cycles>
    <meta:document-statistic meta:table-count="0" meta:image-count="0" meta:object-count="0" meta:page-count="1" meta:paragraph-count="11" meta:word-count="26" meta:character-count="447" meta:non-whitespace-character-count="274"/>
  </office:meta>
</office:document-meta>
</file>